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ndan@nandan-Aspire-E5-571P:~$ mongoexport --collection=flowers --db iris --out=/home/nandan/Documents/iris_test.json</text:p>
      <text:p text:style-name="Standard">2021-04-19T12:12:26.410+0530<text:tab/>connected to: mongodb://localhost/</text:p>
      <text:p text:style-name="Standard">2021-04-19T12:12:26.427+0530<text:tab/>exported 150 records</text:p>
      <text:p text:style-name="Standard">nandan@nandan-Aspire-E5-571P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2:13:19.977088340</meta:creation-date>
    <dc:date>2021-04-19T12:13:42.280572689</dc:date>
    <meta:editing-duration>PT22S</meta:editing-duration>
    <meta:editing-cycles>1</meta:editing-cycles>
    <meta:document-statistic meta:table-count="0" meta:image-count="0" meta:object-count="0" meta:page-count="1" meta:paragraph-count="4" meta:word-count="18" meta:character-count="262" meta:non-whitespace-character-count="250"/>
    <meta:generator>LibreOffice/6.0.7.3$Linux_X86_64 LibreOffice_project/00m0$Build-3</meta:generator>
  </office:meta>
</office:document-meta>
</file>